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rsid="001234c4" officeooo:paragraph-rsid="001234c4" style:font-weight-asian="normal" style:font-weight-complex="normal"/>
    </style:style>
    <style:style style:name="P3" style:family="paragraph" style:parent-style-name="Text_20_body">
      <style:text-properties officeooo:paragraph-rsid="001234c4"/>
    </style:style>
    <style:style style:name="P4" style:family="paragraph" style:parent-style-name="Text_20_body">
      <style:text-properties officeooo:paragraph-rsid="00174a13"/>
    </style:style>
    <style:style style:name="P5" style:family="paragraph" style:parent-style-name="Text_20_body">
      <style:text-properties officeooo:paragraph-rsid="00191886"/>
    </style:style>
    <style:style style:name="P6" style:family="paragraph" style:parent-style-name="Text_20_body">
      <style:text-properties officeooo:paragraph-rsid="001a0433"/>
    </style:style>
    <style:style style:name="P7" style:family="paragraph" style:parent-style-name="Text_20_body">
      <style:text-properties officeooo:rsid="001a0433" officeooo:paragraph-rsid="001b5151"/>
    </style:style>
    <style:style style:name="P8" style:family="paragraph" style:parent-style-name="Text_20_body">
      <style:text-properties officeooo:rsid="001b5151" officeooo:paragraph-rsid="001d2bf7"/>
    </style:style>
    <style:style style:name="P9" style:family="paragraph" style:parent-style-name="Text_20_body">
      <style:text-properties officeooo:rsid="001d2bf7" officeooo:paragraph-rsid="001d2bf7"/>
    </style:style>
    <style:style style:name="T1" style:family="text">
      <style:text-properties officeooo:rsid="001234c4"/>
    </style:style>
    <style:style style:name="T2" style:family="text">
      <style:text-properties officeooo:rsid="00148677"/>
    </style:style>
    <style:style style:name="T3" style:family="text">
      <style:text-properties officeooo:rsid="0015e3e7"/>
    </style:style>
    <style:style style:name="T4" style:family="text">
      <style:text-properties style:font-name="Courier New"/>
    </style:style>
    <style:style style:name="T5" style:family="text">
      <style:text-properties style:font-name="Courier New" officeooo:rsid="00148677"/>
    </style:style>
    <style:style style:name="T6" style:family="text">
      <style:text-properties style:font-name="Courier New" officeooo:rsid="00174a13"/>
    </style:style>
    <style:style style:name="T7" style:family="text">
      <style:text-properties style:font-name="Courier New" officeooo:rsid="001a0433"/>
    </style:style>
    <style:style style:name="T8" style:family="text">
      <style:text-properties style:font-name="Courier New" officeooo:rsid="001b5151"/>
    </style:style>
    <style:style style:name="T9" style:family="text">
      <style:text-properties style:font-name="Courier New" officeooo:rsid="001d2bf7"/>
    </style:style>
    <style:style style:name="T10" style:family="text">
      <style:text-properties style:font-name="Liberation Serif"/>
    </style:style>
    <style:style style:name="T11" style:family="text">
      <style:text-properties style:font-name="Liberation Serif" officeooo:rsid="00174a13"/>
    </style:style>
    <style:style style:name="T12" style:family="text">
      <style:text-properties style:font-name="Liberation Serif" officeooo:rsid="001a0433"/>
    </style:style>
    <style:style style:name="T13" style:family="text">
      <style:text-properties style:font-name="Liberation Serif" officeooo:rsid="001b5151"/>
    </style:style>
    <style:style style:name="T14" style:family="text">
      <style:text-properties style:font-name="Liberation Serif" officeooo:rsid="001d2bf7"/>
    </style:style>
    <style:style style:name="T15" style:family="text">
      <style:text-properties style:font-name="Liberation Serif" officeooo:rsid="001ef64a"/>
    </style:style>
    <style:style style:name="T16" style:family="text">
      <style:text-properties style:font-name="Liberation Serif" officeooo:rsid="001ff971"/>
    </style:style>
    <style:style style:name="T17" style:family="text">
      <style:text-properties officeooo:rsid="00191886"/>
    </style:style>
    <style:style style:name="T18" style:family="text">
      <style:text-properties style:font-name="Liberation Serif1" officeooo:rsid="001234c4"/>
    </style:style>
    <style:style style:name="T19" style:family="text">
      <style:text-properties style:font-name="Liberation Serif1" officeooo:rsid="00191886"/>
    </style:style>
    <style:style style:name="T20" style:family="text">
      <style:text-properties style:font-name="Liberation Serif1" officeooo:rsid="001a0433"/>
    </style:style>
    <style:style style:name="T21" style:family="text">
      <style:text-properties style:font-name="Liberation Serif1" officeooo:rsid="001ff9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2 </text:span>Report </text:p>
      <text:p text:style-name="P2">Group 08 – Conor Campbell, Daniel Clements, Cory Novotny</text:p>
      <text:p text:style-name="P3">CSCE 274-<text:span text:style-name="T1">001</text:span></text:p>
      <text:p text:style-name="P3"><text:s/></text:p>
      <text:p text:style-name="Text_20_body">We completed two separate programs for each task. The first one, named “task1,” <text:span text:style-name="T1">monitors some of the robot's sensor values and displays them on the screen in human-readable format with English text string</text:span>. <text:span text:style-name="T1">The robot displays values for the wall cliff left, cliff front left, cliff front right, and cliff right signals, as well as the Create's current charging state and the battery's voltage, current, temperature charge, and capacity. </text:span>The second one, “task2,” <text:span text:style-name="T1">implements the robot's sensors and a remove controller to interact with its environment by moving forward and rotating in place</text:span>. <text:span text:style-name="T1">The robot turns an angle</text:span> <text:span text:style-name="T1">of 30</text:span><text:span text:style-name="T18">°</text:span><text:span text:style-name="T1"> in either direction when the rotation buttons are pressed on the remote. If any of the bumpers are pressed or the wall or cliff sensors are triggers, the robot refuses to drive forward. The robot also cannot drive forward or rotate in place when the wheeldrop sensors are triggered because it is not resting properly on the ground.</text:span></text:p>
      <text:p text:style-name="P4">Task 1 does work. When the code is uploaded to the robot, the "Reset" button is presse<text:span text:style-name="T2">d and the </text:span><text:span text:style-name="T5">serial-dump</text:span><text:span text:style-name="T2"> script is ran</text:span>, <text:span text:style-name="T2">the workstation begins displaying the sensor values mentioned in the previous paragraph.</text:span> <text:span text:style-name="T2">The data is read from the robot using the Group Packet ID 6 and then converted to a string format and printed using the built-in </text:span><text:span text:style-name="T5">sprintf</text:span><text:span text:style-name="T2"> function and a </text:span><text:span text:style-name="T5">transmit</text:span><text:span text:style-name="T2"> function we wrote. The displayed values are seemingly accurate and update when the robot's environment is changed. We had some trouble initially getting the serial dump to work properly and no values were being read until we re-added the previously removed </text:span><text:span text:style-name="T5">ISR(UART_</text:span><text:span text:style-name="T6">RX_vect)</text:span><text:span text:style-name="T11"> function to our program. The instructor comments associated with the function stated it was likely not needed for the function, but adding it back was enough to cause the sensor values to print to the workstation screen. </text:span></text:p>
      <text:p text:style-name="P5">Task 2 also works and shows a similar success as Task 1. When the code is uploaded and the "Reset" button is pressed, the robot is ready to <text:span text:style-name="T3">operate</text:span> <text:span text:style-name="T2">whenever buttons are pressed on the remote. The robot drives forward when the forward direction button is pressed, rotates 30</text:span><text:span text:style-name="T18">° </text:span><text:span text:style-name="T2">clockwise when the clockwise turn button is pressed, and rotates 30</text:span><text:span text:style-name="T18">° </text:span><text:span text:style-name="T19">counterclockwise when the the counterclockwise turn button is pressed. However, the robot should refuse to perform certain actions when it is in </text:span><text:span text:style-name="T21">an </text:span><text:span text:style-name="T19">unsafe state. In order to do this, we programmed the robot to not be able to drive forward when the wall signal is greater than </text:span><text:span text:style-name="T20">5</text:span><text:span text:style-name="T19"> (the robot is close to a wall), any cliff signals are equal to 0 (part of the robot is hanging off a cliff), or the bumper values are equal to 1 (the bumpers are pressed). We also programmed the robot to not be able to drive forward or rotate in place when the wheeldrop sensors are equal to 1 (the wheels are not touching the ground). <text:s/></text:span></text:p>
      <text:p text:style-name="P6"><text:span text:style-name="T17">As a group, we met several times in the lab to work on the robot. Conor, Cory, and Daniel all made significant contributions to both tasks. We all helped each other throughout the project with debugging to get past all errors that arose when writing the programs.</text:span></text:p>
      <text:p text:style-name="P7"><text:span text:style-name="T10">Conor worked on reading the sensor values for both tasks in the </text:span><text:span text:style-name="T4">sensors.c</text:span><text:span text:style-name="T10"> class. </text:span><text:span text:style-name="T13">He also worked on </text:span><text:soft-page-break/><text:span text:style-name="T13">the </text:span><text:span text:style-name="T8">timer.</text:span><text:span text:style-name="T4">c</text:span><text:span text:style-name="T10"> class </text:span><text:span text:style-name="T13">to cause the robot to sense its environment and print values to the workstation. He worked on the </text:span><text:span text:style-name="T8">proj1.</text:span><text:span text:style-name="T4">c</text:span><text:span text:style-name="T10"> class </text:span><text:span text:style-name="T13">for task one and task two to print the values to convert the sensor values to a string format and display them. He also wrote </text:span><text:span text:style-name="T14">the main function</text:span><text:span text:style-name="T13"> </text:span><text:span text:style-name="T14">to sense remote values. </text:span></text:p>
      <text:p text:style-name="P8"><text:span text:style-name="T10">Daniel wrote the </text:span><text:span text:style-name="T4">transmit</text:span><text:span text:style-name="T10"> function </text:span><text:span text:style-name="T14">in the</text:span><text:span text:style-name="T10"> </text:span><text:span text:style-name="T7">sensors.c</text:span><text:span text:style-name="T12"> class </text:span><text:span text:style-name="T14">to print the values to the workstation. He also wrote the serial functions in the </text:span><text:span text:style-name="T9">cmod</text:span><text:span text:style-name="T7">.c</text:span><text:span text:style-name="T12"> class. </text:span><text:span text:style-name="T14">He wrote the </text:span><text:span text:style-name="T9">checkSurroundings</text:span><text:span text:style-name="T10"> </text:span><text:span text:style-name="T14">function in the <text:s/></text:span><text:span text:style-name="T7">sensors.c</text:span><text:span text:style-name="T12"> class </text:span><text:span text:style-name="T14">for task two to determine whether or not the robot was in a safe state to perform.</text:span></text:p>
      <text:p text:style-name="P9">Cory worked on the <text:span text:style-name="T7">sensors.c</text:span><text:span text:style-name="T12"> class, </text:span><text:span text:style-name="T10">the</text:span><text:span text:style-name="T12"> </text:span><text:span text:style-name="T8">timer.</text:span><text:span text:style-name="T7">c</text:span><text:span text:style-name="T12"> class, </text:span><text:span text:style-name="T10">and the </text:span><text:span text:style-name="T4">proj1</text:span><text:span text:style-name="T7">.c</text:span><text:span text:style-name="T12"> class </text:span><text:span text:style-name="T10">for task one with Conor, </text:span><text:span text:style-name="T15">as well as calculating the values for the robot's driving and turning in task two</text:span><text:span text:style-name="T10">. </text:span><text:span text:style-name="T15">He also wrote this entire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7:33:08.700061702</meta:creation-date>
    <dc:date>2015-11-04T19:09:12.058431255</dc:date>
    <meta:editing-duration>PT22M29S</meta:editing-duration>
    <meta:editing-cycles>3</meta:editing-cycles>
    <meta:generator>LibreOffice/4.2.8.2$Linux_X86_64 LibreOffice_project/420m0$Build-2</meta:generator>
    <meta:document-statistic meta:table-count="0" meta:image-count="0" meta:object-count="0" meta:page-count="2" meta:paragraph-count="11" meta:word-count="701" meta:character-count="4045" meta:non-whitespace-character-count="3346"/>
  </office:meta>
</office:document-meta>
</file>